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system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.0833in" fo:line-height="150%"/>
    </style:style>
    <style:style style:name="P2" style:parent-style-name="Normal" style:family="paragraph">
      <style:paragraph-properties fo:text-align="center" fo:margin-left="0.5in">
        <style:tab-stops>
          <style:tab-stop style:type="left" style:position="1.0729in"/>
        </style:tab-stops>
      </style:paragraph-properties>
    </style:style>
    <style:style style:name="P3" style:parent-style-name="Normal" style:family="paragraph">
      <style:paragraph-properties fo:text-align="center" fo:margin-left="0.5in">
        <style:tab-stops>
          <style:tab-stop style:type="left" style:position="1.0729in"/>
        </style:tab-stops>
      </style:paragraph-properties>
    </style:style>
    <style:style style:name="P4" style:parent-style-name="Normal" style:family="paragraph">
      <style:paragraph-properties fo:text-align="center" fo:margin-left="0.5in">
        <style:tab-stops>
          <style:tab-stop style:type="left" style:position="1.0729in"/>
        </style:tab-stops>
      </style:paragraph-properties>
    </style:style>
    <style:style style:name="P5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P6" style:parent-style-name="Normal" style:family="paragraph">
      <style:paragraph-properties fo:margin-left="0.5in">
        <style:tab-stops>
          <style:tab-stop style:type="left" style:position="1.0729in"/>
        </style:tab-stops>
      </style:paragraph-properties>
    </style:style>
    <style:style style:name="T7" style:parent-style-name="DefaultParagraphFont" style:family="text">
      <style:text-properties style:font-name="Times" style:font-name-asian="Times" style:font-name-complex="Times" fo:font-weight="bold" style:font-weight-asian="bold" fo:font-size="14pt" style:font-size-asian="14pt"/>
    </style:style>
    <style:style style:name="P8" style:parent-style-name="Normal" style:family="paragraph">
      <style:paragraph-properties fo:text-align="center" fo:margin-left="0.5in">
        <style:tab-stops>
          <style:tab-stop style:type="left" style:position="1.0729in"/>
        </style:tab-stops>
      </style:paragraph-properties>
    </style:style>
    <style:style style:name="P9" style:parent-style-name="Normal" style:family="paragraph">
      <style:paragraph-properties fo:text-align="center" fo:margin-left="0.5in">
        <style:tab-stops>
          <style:tab-stop style:type="left" style:position="1.0729in"/>
        </style:tab-stops>
      </style:paragraph-properties>
    </style:style>
    <style:style style:name="P10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P11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T12" style:parent-style-name="DefaultParagraphFont" style:family="text">
      <style:text-properties style:font-name="Times" style:font-name-asian="Times" style:font-name-complex="Times" fo:font-weight="bold" style:font-weight-asian="bold" fo:font-size="36pt" style:font-size-asian="36pt"/>
    </style:style>
    <style:style style:name="P13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P14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P15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P16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P17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P18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P19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P20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P21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P22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P23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P24" style:parent-style-name="Normal" style:family="paragraph">
      <style:paragraph-properties fo:margin-left="0.5in">
        <style:tab-stops>
          <style:tab-stop style:type="left" style:position="1.0729in"/>
        </style:tab-stops>
      </style:paragraph-properties>
    </style:style>
    <style:style style:name="T25" style:parent-style-name="DefaultParagraphFont" style:family="text">
      <style:text-properties style:font-name="Times" style:font-name-asian="Times" style:font-name-complex="Times" fo:font-weight="bold" style:font-weight-asian="bold" fo:font-size="24pt" style:font-size-asian="24pt"/>
    </style:style>
    <style:style style:name="P26" style:parent-style-name="Normal" style:family="paragraph">
      <style:paragraph-properties fo:margin-left="0.5in">
        <style:tab-stops>
          <style:tab-stop style:type="left" style:position="1.0729in"/>
        </style:tab-stops>
      </style:paragraph-properties>
    </style:style>
    <style:style style:name="T27" style:parent-style-name="DefaultParagraphFont" style:family="text">
      <style:text-properties style:font-name="Times" style:font-name-asian="Times" style:font-name-complex="Times" fo:font-weight="bold" style:font-weight-asian="bold" fo:font-size="28pt" style:font-size-asian="28pt"/>
    </style:style>
    <style:style style:name="T28" style:parent-style-name="DefaultParagraphFont" style:family="text">
      <style:text-properties style:font-name="Times" style:font-name-asian="Times" style:font-name-complex="Times" fo:font-weight="bold" style:font-weight-asian="bold" fo:font-size="28pt" style:font-size-asian="28pt"/>
    </style:style>
    <style:style style:name="T29" style:parent-style-name="DefaultParagraphFont" style:family="text">
      <style:text-properties style:font-name="Times" style:font-name-asian="Times" style:font-name-complex="Times" fo:font-weight="bold" style:font-weight-asian="bold" fo:font-size="28pt" style:font-size-asian="28pt"/>
    </style:style>
    <style:style style:name="T30" style:parent-style-name="DefaultParagraphFont" style:family="text">
      <style:text-properties style:font-name="Times" style:font-name-asian="Times" style:font-name-complex="Times" fo:font-weight="bold" style:font-weight-asian="bold" fo:font-size="28pt" style:font-size-asian="28pt"/>
    </style:style>
    <style:style style:name="T31" style:parent-style-name="DefaultParagraphFont" style:family="text">
      <style:text-properties style:font-name="Times" style:font-name-asian="Times" style:font-name-complex="Times" fo:font-weight="bold" style:font-weight-asian="bold" fo:font-size="28pt" style:font-size-asian="28pt" style:text-underline-type="single" style:text-underline-style="solid" style:text-underline-width="auto" style:text-underline-mode="continuous"/>
    </style:style>
    <style:style style:name="T32" style:parent-style-name="DefaultParagraphFont" style:family="text">
      <style:text-properties style:font-name="Times" style:font-name-asian="Times" style:font-name-complex="Times" fo:font-weight="bold" style:font-weight-asian="bold" fo:font-size="18pt" style:font-size-asian="18pt" style:text-underline-type="single" style:text-underline-style="solid" style:text-underline-width="auto" style:text-underline-mode="continuous"/>
    </style:style>
    <style:style style:name="P33" style:parent-style-name="Normal" style:list-style-name="LFO2" style:family="paragraph">
      <style:paragraph-properties>
        <style:tab-stops>
          <style:tab-stop style:type="left" style:position="0in"/>
        </style:tab-stops>
      </style:paragraph-properties>
    </style:style>
    <style:style style:name="T34" style:parent-style-name="DefaultParagraphFont" style:family="text">
      <style:text-properties style:font-name="Times" style:font-name-asian="Times" style:font-name-complex="Times" fo:font-size="14pt" style:font-size-asian="14pt"/>
    </style:style>
    <style:style style:name="P35" style:parent-style-name="Normal" style:family="paragraph">
      <style:paragraph-properties fo:margin-left="0.5in">
        <style:tab-stops/>
      </style:paragraph-properties>
    </style:style>
    <style:style style:name="P36" style:parent-style-name="Normal" style:list-style-name="LFO3" style:family="paragraph">
      <style:paragraph-properties>
        <style:tab-stops>
          <style:tab-stop style:type="left" style:position="0in"/>
        </style:tab-stops>
      </style:paragraph-properties>
    </style:style>
    <style:style style:name="T37" style:parent-style-name="DefaultParagraphFont" style:family="text">
      <style:text-properties style:font-name="Times" style:font-name-asian="Times" style:font-name-complex="Times" fo:font-size="14pt" style:font-size-asian="14pt"/>
    </style:style>
    <style:style style:name="P38" style:parent-style-name="Normal" style:list-style-name="LFO4" style:family="paragraph">
      <style:paragraph-properties>
        <style:tab-stops>
          <style:tab-stop style:type="left" style:position="0in"/>
        </style:tab-stops>
      </style:paragraph-properties>
    </style:style>
    <style:style style:name="T39" style:parent-style-name="DefaultParagraphFont" style:family="text">
      <style:text-properties style:font-name="Times" style:font-name-asian="Times" style:font-name-complex="Times" fo:font-size="14pt" style:font-size-asian="14pt"/>
    </style:style>
    <style:style style:name="T40" style:parent-style-name="DefaultParagraphFont" style:family="text">
      <style:text-properties style:font-name="Times" style:font-name-asian="Times" style:font-name-complex="Times" fo:font-size="14pt" style:font-size-asian="14pt"/>
    </style:style>
    <style:style style:name="P41" style:parent-style-name="Normal" style:family="paragraph">
      <style:paragraph-properties fo:margin-left="0.5in">
        <style:tab-stops/>
      </style:paragraph-properties>
    </style:style>
    <style:style style:name="P42" style:parent-style-name="Normal" style:list-style-name="LFO5" style:family="paragraph">
      <style:paragraph-properties>
        <style:tab-stops>
          <style:tab-stop style:type="left" style:position="0in"/>
        </style:tab-stops>
      </style:paragraph-properties>
    </style:style>
    <style:style style:name="T43" style:parent-style-name="DefaultParagraphFont" style:family="text">
      <style:text-properties style:font-name="Times" style:font-name-asian="Times" style:font-name-complex="Times" fo:font-size="14pt" style:font-size-asian="14pt"/>
    </style:style>
    <style:style style:name="T44" style:parent-style-name="DefaultParagraphFont" style:family="text">
      <style:text-properties style:font-name="Times" style:font-name-asian="Times" style:font-name-complex="Times" fo:font-weight="bold" style:font-weight-asian="bold" fo:font-size="18pt" style:font-size-asian="18pt" style:text-underline-type="single" style:text-underline-style="solid" style:text-underline-width="auto" style:text-underline-mode="continuous"/>
    </style:style>
    <style:style style:name="P45" style:parent-style-name="Normal" style:family="paragraph">
      <style:paragraph-properties fo:text-indent="0.5in"/>
    </style:style>
    <style:style style:name="T46" style:parent-style-name="DefaultParagraphFont" style:family="text">
      <style:text-properties style:font-name="Times" style:font-name-asian="Times" style:font-name-complex="Times" fo:font-size="14pt" style:font-size-asian="14pt"/>
    </style:style>
    <style:style style:name="P47" style:parent-style-name="Normal" style:family="paragraph">
      <style:paragraph-properties fo:text-indent="0.5in"/>
    </style:style>
    <style:style style:name="T48" style:parent-style-name="DefaultParagraphFont" style:family="text">
      <style:text-properties style:font-name="Times" style:font-name-asian="Times" style:font-name-complex="Times" fo:font-size="14pt" style:font-size-asian="14pt"/>
    </style:style>
    <style:style style:name="P49" style:parent-style-name="Normal" style:family="paragraph">
      <style:paragraph-properties fo:text-indent="0.5in"/>
    </style:style>
    <style:style style:name="T50" style:parent-style-name="DefaultParagraphFont" style:family="text">
      <style:text-properties style:font-name="Times" style:font-name-asian="Times" style:font-name-complex="Times" fo:font-size="14pt" style:font-size-asian="14pt"/>
    </style:style>
    <style:style style:name="P51" style:parent-style-name="Normal" style:family="paragraph">
      <style:paragraph-properties fo:text-indent="0.5in"/>
    </style:style>
    <style:style style:name="T52" style:parent-style-name="DefaultParagraphFont" style:family="text">
      <style:text-properties style:font-name="Times" style:font-name-asian="Times" style:font-name-complex="Times" fo:font-size="14pt" style:font-size-asian="14pt"/>
    </style:style>
    <style:style style:name="T53" style:parent-style-name="DefaultParagraphFont" style:family="text">
      <style:text-properties style:font-name="Times" style:font-name-asian="Times" style:font-name-complex="Times" fo:font-size="14pt" style:font-size-asian="14pt"/>
    </style:style>
    <style:style style:name="P54" style:parent-style-name="Normal" style:family="paragraph">
      <style:paragraph-properties fo:text-indent="0.5in"/>
    </style:style>
    <style:style style:name="T55" style:parent-style-name="DefaultParagraphFont" style:family="text">
      <style:text-properties style:font-name="Times" style:font-name-asian="Times" style:font-name-complex="Times" fo:font-size="14pt" style:font-size-asian="14pt"/>
    </style:style>
    <style:style style:name="T56" style:parent-style-name="DefaultParagraphFont" style:family="text">
      <style:text-properties style:font-name="Times" style:font-name-asian="Times" style:font-name-complex="Times" fo:font-weight="bold" style:font-weight-asian="bold" fo:font-size="18pt" style:font-size-asian="18pt" style:text-underline-type="single" style:text-underline-style="solid" style:text-underline-width="auto" style:text-underline-mode="continuous"/>
    </style:style>
    <style:style style:name="P57" style:parent-style-name="Normal" style:family="paragraph">
      <style:paragraph-properties fo:margin-left="0.5in">
        <style:tab-stops/>
      </style:paragraph-properties>
    </style:style>
    <style:style style:name="T58" style:parent-style-name="DefaultParagraphFont" style:family="text">
      <style:text-properties style:font-name="Times" style:font-name-asian="Times" style:font-name-complex="Times" fo:font-size="14pt" style:font-size-asian="14pt"/>
    </style:style>
    <style:style style:name="P59" style:parent-style-name="Normal" style:family="paragraph">
      <style:paragraph-properties fo:text-indent="0.5in"/>
    </style:style>
    <style:style style:name="T60" style:parent-style-name="DefaultParagraphFont" style:family="text">
      <style:text-properties style:font-name="Times" style:font-name-asian="Times" style:font-name-complex="Times" fo:font-size="14pt" style:font-size-asian="14pt"/>
    </style:style>
    <style:style style:name="T61" style:parent-style-name="DefaultParagraphFont" style:family="text">
      <style:text-properties style:font-name="Times" style:font-name-asian="Times" style:font-name-complex="Times" fo:font-size="14pt" style:font-size-asian="14pt"/>
    </style:style>
    <style:style style:name="P62" style:parent-style-name="Normal" style:family="paragraph">
      <style:paragraph-properties fo:text-indent="0.5in"/>
    </style:style>
    <style:style style:name="T63" style:parent-style-name="DefaultParagraphFont" style:family="text">
      <style:text-properties style:font-name="Times" style:font-name-asian="Times" style:font-name-complex="Times" fo:font-size="14pt" style:font-size-asian="14pt"/>
    </style:style>
    <style:style style:name="P64" style:parent-style-name="Normal" style:family="paragraph">
      <style:paragraph-properties fo:margin-left="0.25in">
        <style:tab-stops>
          <style:tab-stop style:type="left" style:position="1.0729in"/>
          <style:tab-stop style:type="left" style:position="5.375in"/>
        </style:tab-stops>
      </style:paragraph-properties>
    </style:style>
    <style:style style:name="P65" style:parent-style-name="Normal" style:family="paragraph">
      <style:paragraph-properties fo:text-align="center">
        <style:tab-stops>
          <style:tab-stop style:type="left" style:position="1.0729in"/>
        </style:tab-stops>
      </style:paragraph-properties>
    </style:style>
    <style:style style:name="P66" style:parent-style-name="Normal" style:family="paragraph">
      <style:paragraph-properties fo:text-align="center">
        <style:tab-stops>
          <style:tab-stop style:type="left" style:position="1.0729in"/>
        </style:tab-stops>
      </style:paragraph-properties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><text:span text:style-name="T7"><text:tab/></text:span></text:p>
      <text:p text:style-name="P8"/>
      <text:p text:style-name="P9"/>
      <text:p text:style-name="P10"/>
      <text:p text:style-name="P11"><text:span text:style-name="T12"><text:s text:c="14"/>ABSTRACT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<text:span text:style-name="T25"><text:s text:c="17"/></text:span></text:p>
      <text:p text:style-name="P26"><text:span text:style-name="T27"><text:s text:c="5"/></text:span><text:span text:style-name="T28"><text:tab/></text:span><text:span text:style-name="T29"><text:tab/></text:span><text:span text:style-name="T30"><text:tab/></text:span><text:span text:style-name="T31">ABSTRACT</text:span></text:p>
      <text:p text:style-name="Normal"/>
      <text:p text:style-name="Normal"><text:span text:style-name="T32">OBJECTIVES:</text:span></text:p>
      <text:p text:style-name="Normal"/>
      <text:list text:style-name="LFO2" text:continue-numbering="true">
        <text:list-item>
          <text:p text:style-name="P33"><text:span text:style-name="T34">This project holds the database in detail to provide best service for public.</text:span></text:p>
        </text:list-item>
      </text:list>
      <text:p text:style-name="P35"/>
      <text:list text:style-name="LFO3" text:continue-numbering="true">
        <text:list-item>
          <text:p text:style-name="P36"><text:span text:style-name="T37">It helps the customers to pay bills like, Electricity bill,Water bill,Booking ticket etc..,</text:span></text:p>
        </text:list-item>
      </text:list>
      <text:p text:style-name="Normal"/>
      <text:list text:style-name="LFO4" text:continue-numbering="true">
        <text:list-item>
          <text:p text:style-name="P38"><text:span text:style-name="T39">It has an easy and simple signing in process for employees who work for</text:span><text:span text:style-name="T40"><text:s/>Bangalore One.</text:span></text:p>
        </text:list-item>
      </text:list>
      <text:p text:style-name="P41"/>
      <text:list text:style-name="LFO5" text:continue-numbering="true">
        <text:list-item>
          <text:p text:style-name="P42"><text:span text:style-name="T43">The best service for domestic people</text:span>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44">HARDWARE <text:s/>SPECIFICATION:</text:span></text:p>
      <text:p text:style-name="Normal"/>
      <text:p text:style-name="P45"><text:span text:style-name="T46">Processor <text:s text:c="16"/>: <text:s text:c="4"/>Intel Pentium four CPU 2.80Ghz.</text:span></text:p>
      <text:p text:style-name="Normal"/>
      <text:p text:style-name="P47"><text:span text:style-name="T48">RAM <text:s text:c="22"/>: <text:s text:c="4"/>1GB</text:span></text:p>
      <text:p text:style-name="Normal"/>
      <text:p text:style-name="P49"><text:span text:style-name="T50">Hard Disk Space <text:s text:c="4"/>: <text:s text:c="4"/>280MB</text:span></text:p>
      <text:p text:style-name="Normal"/>
      <text:p text:style-name="P51"><text:span text:style-name="T52">Monitor <text:s text:c="18"/>:</text:span><text:span text:style-name="T53"><text:s text:c="5"/>19 CRT/TFC Color Monitor</text:span></text:p>
      <text:p text:style-name="Normal"/>
      <text:p text:style-name="P54"><text:span text:style-name="T55">Accessories <text:s text:c="12"/>: <text:s text:c="5"/>Keyboard, mouse.</text:span></text:p>
      <text:p text:style-name="Normal"/>
      <text:p text:style-name="Normal"/>
      <text:p text:style-name="Normal"><text:span text:style-name="T56">SOFTWARE SPECIFICATION:</text:span></text:p>
      <text:p text:style-name="Normal"/>
      <text:p text:style-name="P57"><text:span text:style-name="T58">Operating System <text:s text:c="2"/>: <text:s text:c="5"/>Windows XP SP2</text:span></text:p>
      <text:p text:style-name="Normal"/>
      <text:p text:style-name="P59"><text:span text:style-name="T60">Front end <text:s text:c="15"/>: <text:s text:c="5"/>Visual Basic 6.0</text:span></text:p>
      <text:p text:style-name="Normal"><text:span text:style-name="T61"><text:s/></text:span></text:p>
      <text:p text:style-name="P62"><text:span text:style-name="T63">Back end <text:s text:c="16"/>: <text:s text:c="5"/>Microsoft Access 2007</text:span></text:p>
      <text:p text:style-name="P64"/>
      <text:p text:style-name="P65"/>
      <text:p text:style-name="P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system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,Vijay</meta:initial-creator>
    <dc:creator>N,Vijay</dc:creator>
    <meta:creation-date>2016-12-23T07:26:00Z</meta:creation-date>
    <dc:date>2016-12-23T07:26:00Z</dc:date>
    <meta:template xlink:href="Normal" xlink:type="simple"/>
    <meta:editing-cycles>3</meta:editing-cycles>
    <meta:editing-duration>PT60S</meta:editing-duration>
    <meta:document-statistic meta:page-count="2" meta:paragraph-count="1" meta:word-count="126" meta:character-count="846" meta:row-count="6" meta:non-whitespace-character-count="721"/>
  </office:meta>
</office:document-meta>
</file>